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9827" officeooo:paragraph-rsid="00189827"/>
    </style:style>
    <style:style style:name="P2" style:family="paragraph" style:parent-style-name="Standard">
      <style:text-properties officeooo:rsid="001a34e0" officeooo:paragraph-rsid="001a34e0"/>
    </style:style>
    <style:style style:name="P3" style:family="paragraph" style:parent-style-name="Standard">
      <style:text-properties officeooo:rsid="001bd775" officeooo:paragraph-rsid="001bd775"/>
    </style:style>
    <style:style style:name="P4" style:family="paragraph" style:parent-style-name="Standard">
      <style:text-properties officeooo:rsid="001c788f" officeooo:paragraph-rsid="001c788f"/>
    </style:style>
    <style:style style:name="P5" style:family="paragraph" style:parent-style-name="Standard">
      <style:text-properties officeooo:rsid="0020150f" officeooo:paragraph-rsid="0020150f"/>
    </style:style>
    <style:style style:name="P6" style:family="paragraph" style:parent-style-name="Standard">
      <style:text-properties officeooo:rsid="00227ae6" officeooo:paragraph-rsid="00227ae6"/>
    </style:style>
    <style:style style:name="P7" style:family="paragraph" style:parent-style-name="Standard">
      <style:text-properties officeooo:rsid="00241bb4" officeooo:paragraph-rsid="00241bb4"/>
    </style:style>
    <style:style style:name="P8" style:family="paragraph" style:parent-style-name="Standard">
      <style:text-properties officeooo:rsid="00241bb4" officeooo:paragraph-rsid="0024af2a"/>
    </style:style>
    <style:style style:name="P9" style:family="paragraph" style:parent-style-name="Standard">
      <style:text-properties officeooo:rsid="00241bb4" officeooo:paragraph-rsid="00275a30"/>
    </style:style>
    <style:style style:name="P10" style:family="paragraph" style:parent-style-name="Standard">
      <style:text-properties officeooo:rsid="002627c8" officeooo:paragraph-rsid="002627c8"/>
    </style:style>
    <style:style style:name="P11" style:family="paragraph" style:parent-style-name="Standard">
      <style:text-properties officeooo:rsid="00294160" officeooo:paragraph-rsid="00294160"/>
    </style:style>
    <style:style style:name="P12" style:family="paragraph" style:parent-style-name="Standard">
      <style:text-properties officeooo:rsid="002c7ce4" officeooo:paragraph-rsid="002c7ce4"/>
    </style:style>
    <style:style style:name="T1" style:family="text">
      <style:text-properties officeooo:rsid="001cd7c2"/>
    </style:style>
    <style:style style:name="T2" style:family="text">
      <style:text-properties officeooo:rsid="00241bb4"/>
    </style:style>
    <style:style style:name="T3" style:family="text">
      <style:text-properties officeooo:rsid="0024af2a"/>
    </style:style>
    <style:style style:name="T4" style:family="text">
      <style:text-properties officeooo:rsid="002627c8"/>
    </style:style>
    <style:style style:name="T5" style:family="text">
      <style:text-properties officeooo:rsid="0028088f"/>
    </style:style>
    <style:style style:name="T6" style:family="text">
      <style:text-properties officeooo:rsid="0029690b"/>
    </style:style>
    <style:style style:name="T7" style:family="text">
      <style:text-properties officeooo:rsid="002b59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 mdpi, sascha, missing peer review.</text:p>
      <text:p text:style-name="P1">Only mdpi publications of vdL!</text:p>
      <text:p text:style-name="P1">Do you decide where to publish as a doctoral canditate?</text:p>
      <text:p text:style-name="P1"/>
      <text:p text:style-name="P1">why did you publish all your results there?</text:p>
      <text:p text:style-name="P1">What is the deal with mdpi? Controversy? Is open publishing harming peer review?</text:p>
      <text:p text:style-name="P1"/>
      <text:p text:style-name="P1">Are young academic misguided by open publishing?</text:p>
      <text:p text:style-name="P1"/>
      <text:p text:style-name="P2">Read ‚what i learned from predatory publishers‘ and write jeffrey beall.</text:p>
      <text:p text:style-name="P3">What does he have to say about this issue?</text:p>
      <text:p text:style-name="P3"/>
      <text:p text:style-name="P10">Hello!</text:p>
      <text:p text:style-name="P3"/>
      <text:p text:style-name="P6"><text:span text:style-name="T4">W</text:span>hile i am sympathetic to your arugment, i have to accknowledge that it reads a bit like a conspiracy theory, especially with the librarians being involved, and tying it to <text:span text:style-name="T2">social issues.</text:span></text:p>
      <text:p text:style-name="P7">isn‘t it just as easily framed as a market perspective. You mention that the big players had to deal with XYZ, why could they not adapt? How could a large junk of their monopoly so to say be captured by small journals?</text:p>
      <text:p text:style-name="P8">Is peer review actually the journals duty? I am new to this, so please excuse naive questions. </text:p>
      <text:p text:style-name="P8"/>
      <text:p text:style-name="P9"><text:span text:style-name="T3">And also what is your concrete critique of MDPI. How would you define predatory journal, and (if so) why does MDPI fit this definition?</text:span></text:p>
      <text:p text:style-name="P3"/>
      <text:p text:style-name="P4">What is the landscape of open publishing, and how prevalent is the issue?</text:p>
      <text:p text:style-name="P4">How many big names rely on these things?</text:p>
      <text:p text:style-name="P4"/>
      <text:p text:style-name="P4">Eg <text:span text:style-name="T1">famous andrew </text:span>gelman has a publication in <text:span text:style-name="T5">MDPI</text:span>/entropy, so does <text:span text:style-name="T5">a</text:span> friend of mine, who published all his doctoral research there. </text:p>
      <text:p text:style-name="P4"/>
      <text:p text:style-name="P4"/>
      <text:p text:style-name="P4"/>
      <text:p text:style-name="P11">Also triggered by kaufmans obsession in showing that biology is <text:span text:style-name="T7">transcendes</text:span> mathematics <text:span text:style-name="T7">as is does transcend physics</text:span>.</text:p>
      <text:p text:style-name="P11">This is basically what philosophers have been doing for hundreds of years <text:span text:style-name="T6">with logic and morality.</text:span></text:p>
      <text:p text:style-name="P12">I would guess that for a serious thinker, this is nothing fundamentally new – with that I mean anyone who seriously pondered the complexities of biological organization.</text:p>
      <text:p text:style-name="P12">I also want to note that there is a theoretical sweet spot that is not really as sweet in biology as it is in physics, since while you can do a lot of things in physics, there is only so much you can do in biology is you want to actually describe the events that are measured every day. </text:p>
      <text:p text:style-name="P12">So while some physicists might do whatever they like, knowing they will never in their lifetimes be disconfirmed by an experiment (because they are, where it counts, basically working qualitatively instead of quantitativ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31T12:13:00.446835090</meta:creation-date>
    <dc:date>2021-08-31T15:21:06.036632132</dc:date>
    <meta:editing-duration>PT2H35M54S</meta:editing-duration>
    <meta:editing-cycles>19</meta:editing-cycles>
    <meta:generator>LibreOffice/6.0.7.3$Linux_X86_64 LibreOffice_project/00m0$Build-3</meta:generator>
    <meta:document-statistic meta:table-count="0" meta:image-count="0" meta:object-count="0" meta:page-count="1" meta:paragraph-count="21" meta:word-count="379" meta:character-count="2186" meta:non-whitespace-character-count="1824"/>
  </office:meta>
</office:document-meta>
</file>